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2.501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Playing against an AI</text:h>
      <text:p text:style-name="Text_20_body">Priority (high, mid, <text:span text:style-name="T1">low</text:span>)</text:p>
      <text:p text:style-name="Text_20_body">Participating actors</text:p>
      <text:list xml:id="list1107602947" text:style-name="L1">
        <text:list-item>
          <text:p text:style-name="P1">User</text:p>
        </text:list-item>
      </text:list>
      <text:p text:style-name="Text_20_body">Normal flow of events</text:p>
      <text:p text:style-name="Text_20_body"><text:tab/>Instead of two human players taking turns, one of the players are played by an AI.</text:p>
      <text:p text:style-name="P2">AIs turn (application)</text:p>
      <text:p text:style-name="P3">All user game controls are disabled (i.e. “grayed out”) and there is some text message informing the user that the AI is working.</text:p>
      <text:p text:style-name="P2">AI is done (application)</text:p>
      <text:p text:style-name="P2"><text:tab/>All the users controls are reactivated and the text message vanishes.</text:p>
      <text:p text:style-name="P2"/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4-15T12:41:53</dc:date>
    <dc:language>en-US</dc:language>
    <meta:editing-cycles>19</meta:editing-cycles>
    <meta:editing-duration>PT00H34M15S</meta:editing-duration>
    <dc:creator>Jonas Jacobson</dc:creator>
    <meta:document-statistic meta:table-count="0" meta:image-count="0" meta:object-count="0" meta:page-count="1" meta:paragraph-count="10" meta:word-count="76" meta:character-count="430"/>
    <meta:user-defined meta:name="Info 1"/>
    <meta:user-defined meta:name="Info 2"/>
    <meta:user-defined meta:name="Info 3"/>
    <meta:user-defined meta:name="Info 4"/>
  </office:meta>
</office:document-meta>
</file>